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style:font-name="Calibri" style:font-name-asian="Calibri" style:font-name-complex="Calibri" fo:font-size="8pt" style:font-size-asian="8pt" style:font-size-complex="8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/>
    </style:style>
    <style:style style:name="ce10" style:family="table-cell" style:parent-style-name="Default" style:data-style-name="N36"/>
    <style:style style:name="ce11" style:family="table-cell" style:parent-style-name="Percent" style:data-style-name="N13"/>
    <style:style style:name="ce12" style:family="table-cell" style:parent-style-name="Default" style:data-style-name="N0">
      <style:text-properties fo:font-style="italic" style:font-style-asian="italic" style:font-style-complex="italic"/>
    </style:style>
    <style:style style:name="ce13" style:family="table-cell" style:parent-style-name="Default" style:data-style-name="N0"/>
    <style:style style:name="ce14" style:family="table-cell" style:parent-style-name="Default" style:data-style-name="N36"/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2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23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4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25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7" style:family="table-cell" style:parent-style-name="Default" style:data-style-name="N36">
      <style:table-cell-properties fo:border-top="thin solid #000000" fo:border-bottom="thin solid #000000" fo:border-left="thin solid #000000" fo:border-right="none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29" style:family="table-cell" style:parent-style-name="Default" style:data-style-name="N36">
      <style:table-cell-properties fo:border-top="thin solid #000000" fo:border-bottom="thin solid #000000" fo:border-left="none" fo:border-right="thin solid #000000"/>
    </style:style>
    <style:style style:name="ce30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31" style:family="table-cell" style:parent-style-name="Percent" style:data-style-name="N13">
      <style:table-cell-properties fo:border-top="thin solid #000000" fo:border-bottom="none" fo:border-left="none" fo:border-right="thin solid #000000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3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34" style:family="table-cell" style:parent-style-name="Percent" style:data-style-name="N13">
      <style:table-cell-properties fo:border-top="none" fo:border-bottom="none" fo:border-left="none" fo:border-right="thin solid #000000"/>
    </style:style>
    <style:style style:name="ce35" style:family="table-cell" style:parent-style-name="Percent" style:data-style-name="N37">
      <style:table-cell-properties fo:border-top="none" fo:border-bottom="none" fo:border-left="none" fo:border-right="thin solid #000000"/>
    </style:style>
    <style:style style:name="ce36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37" style:family="table-cell" style:parent-style-name="Percent" style:data-style-name="N37">
      <style:table-cell-properties fo:border-top="none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/>
      <style:text-properties fo:font-style="italic" style:font-style-asian="italic" style:font-style-complex="italic"/>
    </style:style>
    <style:style style:name="ce41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42" style:family="table-cell" style:parent-style-name="Percent" style:data-style-name="N13">
      <style:table-cell-properties fo:border-top="thin solid #000000" fo:border-bottom="none" fo:border-left="thin solid #000000" fo:border-right="thin solid #000000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4" style:family="table-cell" style:parent-style-name="Percent" style:data-style-name="N13">
      <style:table-cell-properties fo:border-top="none" fo:border-bottom="none" fo:border-left="thin solid #000000" fo:border-right="thin solid #000000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6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47" style:family="table-cell" style:parent-style-name="Percent" style:data-style-name="N37">
      <style:table-cell-properties fo:border-top="none" fo:border-bottom="thin solid #000000" fo:border-left="thin solid #000000" fo:border-right="thin solid #000000"/>
    </style:style>
    <style:style style:name="ce48" style:family="table-cell" style:parent-style-name="Default" style:data-style-name="N0">
      <style:table-cell-properties fo:border="thin solid #000000" fo:background-color="transparent"/>
    </style:style>
    <style:style style:name="ce49" style:family="table-cell" style:parent-style-name="Default" style:data-style-name="N36">
      <style:table-cell-properties fo:border-top="thin solid #000000" fo:border-bottom="thin solid #000000" fo:border-left="none" fo:border-right="thin solid #000000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</style:style>
    <style:style style:name="ce53" style:family="table-cell" style:parent-style-name="Default" style:data-style-name="N0">
      <style:table-cell-properties fo:border="thin solid #000000" style:vertical-align="automatic" fo:wrap-option="wrap"/>
    </style:style>
    <style:style style:name="ce54" style:family="table-cell" style:parent-style-name="Default" style:data-style-name="N36">
      <style:table-cell-properties fo:background-color="transparent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4.86833333333333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6.45583333333333cm"/>
    </style:style>
    <style:style style:name="co14" style:family="table-column">
      <style:table-column-properties fo:break-before="auto" style:column-width="3.1220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Title</text:p>
          </table:table-cell>
          <table:table-cell office:value-type="string" table:style-name="ce13">
            <text:p>Figure 1: The ten largest humanitarian government donors and EU institutions to Somalia, 20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rce</text:p>
          </table:table-cell>
          <table:table-cell office:value-type="string" table:style-name="ce1">
            <text:p>UN OCHA FTS, downloaded 21-03-20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tes</text:p>
          </table:table-cell>
          <table:table-cell office:value-type="string" table:style-name="ce1">
            <text:p>ECHO: The European Commission's Humanitarian Aid and Civil Protection department; If the analysis included the category of 'Various Donors (details not yet provided)', ‘Carry-over (donors not specified)’ and 'Allocation of unearmarked funds by WFP', these would be the third, sixth and ninth largest donors respectively.</text:p>
          </table:table-cell>
          <table:table-cell table:number-columns-repeated="16382"/>
        </table:table-row>
        <table:table-row table:style-name="ro1">
          <table:table-cell table:style-name="ce12"/>
          <table:table-cell table:style-name="ce2"/>
          <table:table-cell table:number-columns-repeated="16382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5">
            <text:p>Donor</text:p>
          </table:table-cell>
          <table:table-cell office:value-type="string" table:style-name="ce15">
            <text:p>USD committed/ contributed millions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Chart 1" svg:x="0.39583in" svg:y="0.04167in" svg:width="5.03125in" svg:height="2.86458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2">
            <text:p>UK</text:p>
          </table:table-cell>
          <table:table-cell office:value-type="float" office:value="38.998570000000001" table:style-name="ce14">
            <text:p>39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CHO</text:p>
          </table:table-cell>
          <table:table-cell office:value-type="float" office:value="32.351343" table:style-name="ce14">
            <text:p>32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rmany</text:p>
          </table:table-cell>
          <table:table-cell office:value-type="float" office:value="16.356725000000001" table:style-name="ce14">
            <text:p>16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nmark</text:p>
          </table:table-cell>
          <table:table-cell office:value-type="float" office:value="7.3114080000000001" table:style-name="ce14">
            <text:p>7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pan</text:p>
          </table:table-cell>
          <table:table-cell office:value-type="float" office:value="6.4" table:style-name="ce14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</text:p>
          </table:table-cell>
          <table:table-cell office:value-type="float" office:value="5.9647490000000003" table:style-name="ce14">
            <text:p>6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witzerland</text:p>
          </table:table-cell>
          <table:table-cell office:value-type="float" office:value="4.1334140000000001" table:style-name="ce14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eland</text:p>
          </table:table-cell>
          <table:table-cell office:value-type="float" office:value="3.278689" table:style-name="ce14">
            <text:p>3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land</text:p>
          </table:table-cell>
          <table:table-cell office:value-type="float" office:value="2.6455030000000002" table:style-name="ce14">
            <text:p>2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Korea</text:p>
          </table:table-cell>
          <table:table-cell office:value-type="float" office:value="0.60588200000000003" table:style-name="ce14">
            <text:p>0.6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2"/>
          <table:table-cell table:style-name="ce7"/>
          <table:table-cell table:number-columns-repeated="16382" table:style-name="ce1"/>
        </table:table-row>
        <table:table-row table:style-name="ro1">
          <table:table-cell table:style-name="ce2"/>
          <table:table-cell table:style-name="ce7"/>
          <table:table-cell table:number-columns-repeated="2" table:style-name="ce1"/>
          <table:table-cell table:style-name="ce4"/>
          <table:table-cell table:number-columns-repeated="16379"/>
        </table:table-row>
        <table:table-row table:number-rows-repeated="22" table:style-name="ro1">
          <table:table-cell table:style-name="ce2"/>
          <table:table-cell table:style-name="ce7"/>
          <table:table-cell table:number-columns-repeated="16382" table:style-name="ce1"/>
        </table:table-row>
        <table:table-row table:style-name="ro1">
          <table:table-cell table:style-name="ce2"/>
          <table:table-cell table:style-name="ce7"/>
          <table:table-cell table:number-columns-repeated="2" table:style-name="ce1"/>
          <table:table-cell table:style-name="ce8"/>
          <table:table-cell table:number-columns-repeated="16379"/>
        </table:table-row>
        <table:table-row table:style-name="ro1">
          <table:table-cell table:style-name="ce2"/>
          <table:table-cell table:style-name="ce7"/>
          <table:table-cell table:number-columns-repeated="2" table:style-name="ce1"/>
          <table:table-cell table:style-name="ce9"/>
          <table:table-cell table:number-columns-repeated="16379"/>
        </table:table-row>
        <table:table-row table:number-rows-repeated="2" table:style-name="ro1">
          <table:table-cell table:style-name="ce2"/>
          <table:table-cell table:style-name="ce7"/>
          <table:table-cell table:number-columns-repeated="16382" table:style-name="ce1"/>
        </table:table-row>
        <table:table-row table:style-name="ro1">
          <table:table-cell table:style-name="ce2"/>
          <table:table-cell table:style-name="ce7"/>
          <table:table-cell table:number-columns-repeated="2" table:style-name="ce1"/>
          <table:table-cell table:style-name="ce4"/>
          <table:table-cell table:number-columns-repeated="16379"/>
        </table:table-row>
        <table:table-row table:number-rows-repeated="3" table:style-name="ro1">
          <table:table-cell table:style-name="ce2"/>
          <table:table-cell table:style-name="ce7"/>
          <table:table-cell table:number-columns-repeated="16382" table:style-name="ce1"/>
        </table:table-row>
        <table:table-row table:style-name="ro1">
          <table:table-cell table:style-name="ce2"/>
          <table:table-cell table:style-name="ce7"/>
          <table:table-cell table:number-columns-repeated="2"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style-name="ce2"/>
          <table:table-cell table:style-name="ce7"/>
          <table:table-cell table:number-columns-repeated="16382" table:style-name="ce1"/>
        </table:table-row>
        <table:table-row table:style-name="ro1">
          <table:table-cell table:style-name="ce2"/>
          <table:table-cell table:style-name="ce7"/>
          <table:table-cell table:number-columns-repeated="3" table:style-name="ce1"/>
          <table:table-cell table:number-columns-repeated="2" table:style-name="ce10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7"/>
          <table:table-cell table:number-columns-repeated="16382" table:style-name="ce1"/>
        </table:table-row>
        <table:table-row table:style-name="ro1">
          <table:table-cell table:style-name="ce2"/>
          <table:table-cell table:style-name="ce7"/>
          <table:table-cell table:number-columns-repeated="3" table:style-name="ce1"/>
          <table:table-cell table:style-name="ce10"/>
          <table:table-cell table:number-columns-repeated="16378" table:style-name="ce1"/>
        </table:table-row>
        <table:table-row table:style-name="ro1">
          <table:table-cell table:style-name="ce2"/>
          <table:table-cell table:style-name="ce7"/>
          <table:table-cell table:number-columns-repeated="3" table:style-name="ce1"/>
          <table:table-cell table:style-name="ce11"/>
          <table:table-cell table:number-columns-repeated="16378" table:style-name="ce1"/>
        </table:table-row>
        <table:table-row table:number-rows-repeated="2" table:style-name="ro1">
          <table:table-cell table:style-name="ce2"/>
          <table:table-cell table:style-name="ce7"/>
          <table:table-cell table:number-columns-repeated="16382" table:style-name="ce1"/>
        </table:table-row>
        <table:table-row table:style-name="ro1">
          <table:table-cell table:style-name="ce2"/>
          <table:table-cell table:style-name="ce7"/>
          <table:table-cell table:number-columns-repeated="3" table:style-name="ce1"/>
          <table:table-cell table:style-name="ce10"/>
          <table:table-cell table:number-columns-repeated="16378" table:style-name="ce1"/>
        </table:table-row>
        <table:table-row table:style-name="ro1">
          <table:table-cell table:style-name="ce2"/>
          <table:table-cell table:style-name="ce7"/>
          <table:table-cell table:number-columns-repeated="3" table:style-name="ce1"/>
          <table:table-cell table:style-name="ce11"/>
          <table:table-cell table:number-columns-repeated="16378" table:style-name="ce1"/>
        </table:table-row>
        <table:table-row table:number-rows-repeated="2" table:style-name="ro1">
          <table:table-cell table:style-name="ce2"/>
          <table:table-cell table:style-name="ce7"/>
          <table:table-cell table:number-columns-repeated="16382" table:style-name="ce1"/>
        </table:table-row>
        <table:table-row table:number-rows-repeated="23" table:style-name="ro1">
          <table:table-cell table:style-name="ce2"/>
          <table:table-cell table:style-name="ce7"/>
          <table:table-cell table:number-columns-repeated="16382"/>
        </table:table-row>
        <table:table-row table:number-rows-repeated="1048489" table:style-name="ro1">
          <table:table-cell table:number-columns-repeated="16384"/>
        </table:table-row>
      </table:table>
      <table:table table:name="Fig_2" table:style-name="ta1">
        <table:table-column table:style-name="co7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2">
            <text:p>Title</text:p>
          </table:table-cell>
          <table:table-cell office:value-type="string" table:style-name="ce1">
            <text:p>Figure 2: Pooled funding to Somalia, 2011-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</text:p>
          </table:table-cell>
          <table:table-cell office:value-type="string" table:style-name="ce1">
            <text:p>UN OCHA FTS, downloaded 21-03-2016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number-columns-repeated="3" table:style-name="ce2"/>
          <table:table-cell table:number-columns-repeated="16378"/>
        </table:table-row>
        <table:table-row table:style-name="ro1">
          <table:table-cell table:number-columns-repeated="3" table:style-name="ce1"/>
          <table:table-cell table:number-columns-repeated="3" table:style-name="ce7"/>
          <table:table-cell table:number-columns-repeated="16378"/>
        </table:table-row>
        <table:table-row table:style-name="ro1">
          <table:table-cell office:value-type="string" table:style-name="ce1">
            <text:p>US$ millions contributed/committ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Donor</text:p>
          </table:table-cell>
          <table:table-cell office:value-type="float" office:value="2011" table:style-name="ce5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7">
            <text:p>20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ERF</text:p>
          </table:table-cell>
          <table:table-cell office:value-type="float" office:value="52.953336" table:style-name="ce22">
            <text:p>53.0</text:p>
          </table:table-cell>
          <table:table-cell office:value-type="float" office:value="0" table:style-name="ce23">
            <text:p>0.0</text:p>
          </table:table-cell>
          <table:table-cell office:value-type="float" office:value="21.203012999999999" table:style-name="ce23">
            <text:p>21.2</text:p>
          </table:table-cell>
          <table:table-cell office:value-type="float" office:value="21.443999000000002" table:style-name="ce23">
            <text:p>21.4</text:p>
          </table:table-cell>
          <table:table-cell office:value-type="float" office:value="25.289256999999999" table:style-name="ce24">
            <text:p>25.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HF</text:p>
          </table:table-cell>
          <table:table-cell office:value-type="float" office:value="84.816916000000006" table:style-name="ce25">
            <text:p>84.8</text:p>
          </table:table-cell>
          <table:table-cell office:value-type="float" office:value="44.405622000000001" table:style-name="ce10">
            <text:p>44.4</text:p>
          </table:table-cell>
          <table:table-cell office:value-type="float" office:value="77.022727000000003" table:style-name="ce10">
            <text:p>77.0</text:p>
          </table:table-cell>
          <table:table-cell office:value-type="float" office:value="33.746918000000001" table:style-name="ce10">
            <text:p>33.7</text:p>
          </table:table-cell>
          <table:table-cell office:value-type="float" office:value="32.412025" table:style-name="ce26">
            <text:p>32.4</text:p>
          </table:table-cell>
          <table:table-cell table:number-columns-repeated="16378"/>
        </table:table-row>
        <table:table-row table:style-name="ro1">
          <table:table-cell office:value-type="string" table:style-name="ce21">
            <text:p>Grand Total</text:p>
          </table:table-cell>
          <table:table-cell office:value-type="float" office:value="137.770252" table:style-name="ce27">
            <text:p>137.8</text:p>
          </table:table-cell>
          <table:table-cell office:value-type="float" office:value="44.405622000000001" table:style-name="ce28">
            <text:p>44.4</text:p>
          </table:table-cell>
          <table:table-cell office:value-type="float" office:value="98.225740000000002" table:style-name="ce28">
            <text:p>98.2</text:p>
          </table:table-cell>
          <table:table-cell office:value-type="float" office:value="55.190916999999999" table:style-name="ce28">
            <text:p>55.2</text:p>
          </table:table-cell>
          <table:table-cell office:value-type="float" office:value="57.701281999999999" table:style-name="ce29">
            <text:p>57.7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1" draw:style-name="a1" draw:name="Chart 1" svg:x="1.38542in" svg:y="0.07292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/>
          <table:table-cell table:style-name="ce9"/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Fig_3" table:style-name="ta1"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itle</text:p>
          </table:table-cell>
          <table:table-cell office:value-type="string" table:style-name="ce1">
            <text:p>Figure 3: Humanitarian funding to Somalia by sect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</text:p>
          </table:table-cell>
          <table:table-cell office:value-type="string" table:style-name="ce1">
            <text:p>UN OCHA FTS, downloaded 21-03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text:s/></text:p>
          </table:table-cell>
          <table:table-cell office:value-type="string" table:style-name="ce20">
            <text:p>If funding is given in an unearmarked manner and not yet allocated by the recipient agency to a particular project and sector, the FTS shows the funding under the heading 'sector not yet specified'. 'Other' includes: Protection/Human rights/Rule of law, Shelter and non-food items and Mine action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xmlns:presentation="urn:oasis:names:tc:opendocument:xmlns:presentation:1.0" draw:z-index="1" draw:id="id2" draw:style-name="a2" draw:name="Chart 1" svg:x="0.21875in" svg:y="0.07292in" svg:width="4.86458in" svg:height="4.06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Values pasted from pivot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0">
            <text:p>IASC Standard Sector</text:p>
          </table:table-cell>
          <table:table-cell office:value-type="string" table:style-name="ce50">
            <text:p>Total</text:p>
          </table:table-cell>
          <table:table-cell office:value-type="string" table:style-name="ce51">
            <text:p>committed/ contributed US$ millions</text:p>
          </table:table-cell>
          <table:table-cell office:value-type="string" table:style-name="ce52">
            <text:p>% of total</text:p>
          </table:table-cell>
          <table:table-cell office:value-type="string" table:style-name="ce53">
            <text:p>Data labels on chart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ctor not yet specified</text:p>
          </table:table-cell>
          <table:table-cell office:value-type="float" office:value="86059888" table:style-name="ce18">
            <text:p>86059888</text:p>
          </table:table-cell>
          <table:table-cell office:value-type="float" office:value="86.059888000000001" table:style-name="ce30">
            <text:p>86.1</text:p>
          </table:table-cell>
          <table:table-cell office:value-type="percentage" office:value="0.55031843758061594" table:style-name="ce31">
            <text:p>55%</text:p>
          </table:table-cell>
          <table:table-cell office:value-type="string" table:style-name="ce32">
            <text:p>Sector not yet specified, US$86.1m, 55%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ood</text:p>
          </table:table-cell>
          <table:table-cell office:value-type="float" office:value="33606977" table:style-name="ce19">
            <text:p>33606977</text:p>
          </table:table-cell>
          <table:table-cell office:value-type="float" office:value="33.606977000000001" table:style-name="ce33">
            <text:p>33.6</text:p>
          </table:table-cell>
          <table:table-cell office:value-type="percentage" office:value="0.21490312739481712" table:style-name="ce34">
            <text:p>21%</text:p>
          </table:table-cell>
          <table:table-cell office:value-type="string" table:style-name="ce32">
            <text:p>Food, US$33.6m, 21%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oordination and support services</text:p>
          </table:table-cell>
          <table:table-cell office:value-type="float" office:value="11472378" table:style-name="ce19">
            <text:p>11472378</text:p>
          </table:table-cell>
          <table:table-cell office:value-type="float" office:value="11.472378000000001" table:style-name="ce33">
            <text:p>11.5</text:p>
          </table:table-cell>
          <table:table-cell office:value-type="percentage" office:value="7.3361252065471325E-2" table:style-name="ce34">
            <text:p>7%</text:p>
          </table:table-cell>
          <table:table-cell office:value-type="string" table:style-name="ce32">
            <text:p>Coordination and support services, US$11.5m, 7%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ealth</text:p>
          </table:table-cell>
          <table:table-cell office:value-type="float" office:value="10486155" table:style-name="ce19">
            <text:p>10486155</text:p>
          </table:table-cell>
          <table:table-cell office:value-type="float" office:value="10.486155" table:style-name="ce33">
            <text:p>10.5</text:p>
          </table:table-cell>
          <table:table-cell office:value-type="percentage" office:value="6.7054751870327362E-2" table:style-name="ce34">
            <text:p>7%</text:p>
          </table:table-cell>
          <table:table-cell office:value-type="string" table:style-name="ce32">
            <text:p>Health, US$10.5m, 7%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conomic recovery and infrastructure</text:p>
          </table:table-cell>
          <table:table-cell office:value-type="float" office:value="3838956" table:style-name="ce19">
            <text:p>3838956</text:p>
          </table:table-cell>
          <table:table-cell office:value-type="float" office:value="3.838956" table:style-name="ce33">
            <text:p>3.8</text:p>
          </table:table-cell>
          <table:table-cell office:value-type="percentage" office:value="2.4548582585428545E-2" table:style-name="ce34">
            <text:p>2%</text:p>
          </table:table-cell>
          <table:table-cell office:value-type="string" table:style-name="ce32">
            <text:p>Economic recovery and infrastructure, US$3.8m, 2%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ater and Sanitation</text:p>
          </table:table-cell>
          <table:table-cell office:value-type="float" office:value="2925062" table:style-name="ce19">
            <text:p>2925062</text:p>
          </table:table-cell>
          <table:table-cell office:value-type="float" office:value="2.9250620000000001" table:style-name="ce33">
            <text:p>2.9</text:p>
          </table:table-cell>
          <table:table-cell office:value-type="percentage" office:value="1.8704597310961309E-2" table:style-name="ce34">
            <text:p>2%</text:p>
          </table:table-cell>
          <table:table-cell office:value-type="string" table:style-name="ce32">
            <text:p>Water and Sanitation, US$ 2.9m, 2%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griculture</text:p>
          </table:table-cell>
          <table:table-cell office:value-type="float" office:value="2865330" table:style-name="ce19">
            <text:p>2865330</text:p>
          </table:table-cell>
          <table:table-cell office:value-type="float" office:value="2.8653300000000002" table:style-name="ce33">
            <text:p>2.9</text:p>
          </table:table-cell>
          <table:table-cell office:value-type="percentage" office:value="1.8322635148594037E-2" table:style-name="ce34">
            <text:p>2%</text:p>
          </table:table-cell>
          <table:table-cell office:value-type="string" table:style-name="ce32">
            <text:p>Agriculture, US$2.9m, 2%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ther sectors</text:p>
          </table:table-cell>
          <table:table-cell office:value-type="float" office:value="5127236" table:style-name="ce19">
            <text:p>5127236</text:p>
          </table:table-cell>
          <table:table-cell office:value-type="float" office:value="5.1272359999999999" table:style-name="ce33">
            <text:p>5.1</text:p>
          </table:table-cell>
          <table:table-cell office:value-type="percentage" office:value="3.2786616043784376E-2" table:style-name="ce34">
            <text:p>3%</text:p>
          </table:table-cell>
          <table:table-cell office:value-type="string" table:style-name="ce32">
            <text:p>Other sectors, US$5.1m, 3%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19"/>
          <table:table-cell table:style-name="ce33"/>
          <table:table-cell table:style-name="ce34"/>
          <table:table-cell table:style-name="ce32"/>
          <table:table-cell table:number-columns-repeated="16379"/>
        </table:table-row>
        <table:table-row table:style-name="ro1">
          <table:table-cell office:value-type="string" table:style-name="ce40">
            <text:p>Details on other sectors</text:p>
          </table:table-cell>
          <table:table-cell table:style-name="ce19"/>
          <table:table-cell table:style-name="ce33"/>
          <table:table-cell table:style-name="ce34"/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Protection/Human rights/Rule of law</text:p>
          </table:table-cell>
          <table:table-cell office:value-type="float" office:value="2285677" table:style-name="ce19">
            <text:p>2285677</text:p>
          </table:table-cell>
          <table:table-cell office:value-type="float" office:value="2.2856770000000002" table:style-name="ce33">
            <text:p>2.3</text:p>
          </table:table-cell>
          <table:table-cell office:value-type="percentage" office:value="1.4615986898030234E-2" table:style-name="ce35">
            <text:p>1.5%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Shelter and non-food items</text:p>
          </table:table-cell>
          <table:table-cell office:value-type="float" office:value="1969212" table:style-name="ce19">
            <text:p>1969212</text:p>
          </table:table-cell>
          <table:table-cell office:value-type="float" office:value="1.969212" table:style-name="ce33">
            <text:p>2.0</text:p>
          </table:table-cell>
          <table:table-cell office:value-type="percentage" office:value="1.2592320258480928E-2" table:style-name="ce35">
            <text:p>1.3%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Mine action</text:p>
          </table:table-cell>
          <table:table-cell office:value-type="float" office:value="872347" table:style-name="ce19">
            <text:p>872347</text:p>
          </table:table-cell>
          <table:table-cell office:value-type="float" office:value="0.87234699999999998" table:style-name="ce36">
            <text:p>0.9</text:p>
          </table:table-cell>
          <table:table-cell office:value-type="percentage" office:value="5.5783088872732155E-3" table:style-name="ce37">
            <text:p>0.6%</text:p>
          </table:table-cell>
          <table:table-cell table:style-name="ce38"/>
          <table:table-cell table:number-columns-repeated="16379"/>
        </table:table-row>
        <table:table-row table:style-name="ro1">
          <table:table-cell office:value-type="string" table:style-name="ce21">
            <text:p>Grand Total</text:p>
          </table:table-cell>
          <table:table-cell office:value-type="float" office:value="156381982" table:style-name="ce39">
            <text:p>156381982</text:p>
          </table:table-cell>
          <table:table-cell table:number-columns-repeated="16382" table:style-name="ce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/>
          <table:table-cell office:value-type="string" table:style-name="ce9">
            <text:p>Source: Development Initiatives based on UN OCHA FTS data. Data downloaded on 21 March 2016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Notes: If funding is given in an unearmarked manner and not yet allocated by the recipient agency to a particular project and sector, the FTS shows the funding under the heading ‘sector not yet specified’. 'Other' includes: Protection/Human rights/Rule of law, Shelter and non-food items and Mine action.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Fig_4" table:style-name="ta1"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4: Humanitarian assistance by funding channel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TS, downloaded 21-03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">
            <text:p>RCRC: International Red Cross and Red Crescent Movement.<text:s/></text:p>
          </table:table-cell>
          <table:table-cell table:number-columns-repeated="3" table:style-name="ce1"/>
          <table:table-cell table:style-name="ce1">
            <draw:frame xmlns:presentation="urn:oasis:names:tc:opendocument:xmlns:presentation:1.0" draw:z-index="1" draw:id="id3" draw:style-name="a3" draw:name="Chart 1" svg:x="0.41667in" svg:y="0.05208in" svg:width="4.79167in" svg:height="3.79167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51">
            <text:p>Channel</text:p>
          </table:table-cell>
          <table:table-cell office:value-type="string" table:style-name="ce53">
            <text:p>Committed/contributed millions</text:p>
          </table:table-cell>
          <table:table-cell office:value-type="string" table:style-name="ce53">
            <text:p>%</text:p>
          </table:table-cell>
          <table:table-cell office:value-type="string" table:style-name="ce52">
            <text:p>chart labe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2">
            <text:p>WFP</text:p>
          </table:table-cell>
          <table:table-cell office:value-type="float" office:value="59.595745000000001" table:style-name="ce41">
            <text:p>59.6</text:p>
          </table:table-cell>
          <table:table-cell office:value-type="percentage" office:value="0.38109086633778566" table:style-name="ce42">
            <text:p>38%</text:p>
          </table:table-cell>
          <table:table-cell office:value-type="string" table:style-name="ce43">
            <text:p>WFP, US$59.6m, 38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2">
            <text:p>Other UN agencies</text:p>
          </table:table-cell>
          <table:table-cell office:value-type="float" office:value="31.858706000000005" table:style-name="ce41">
            <text:p>31.9</text:p>
          </table:table-cell>
          <table:table-cell office:value-type="percentage" office:value="0.20372363614115088" table:style-name="ce44">
            <text:p>20%</text:p>
          </table:table-cell>
          <table:table-cell office:value-type="string" table:style-name="ce32">
            <text:p>Other UN agencies, US$31.9m, 20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2">
            <text:p>Other</text:p>
          </table:table-cell>
          <table:table-cell office:value-type="float" office:value="45.792180999999999" table:style-name="ce41">
            <text:p>45.8</text:p>
          </table:table-cell>
          <table:table-cell office:value-type="percentage" office:value="0.29282261558751699" table:style-name="ce44">
            <text:p>29%</text:p>
          </table:table-cell>
          <table:table-cell office:value-type="string" table:style-name="ce32">
            <text:p>Other, US$45.8m, 29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5">
            <text:p>RCRC</text:p>
          </table:table-cell>
          <table:table-cell office:value-type="float" office:value="11.492172999999999" table:style-name="ce41">
            <text:p>11.5</text:p>
          </table:table-cell>
          <table:table-cell office:value-type="percentage" office:value="7.3487833144358028E-2" table:style-name="ce44">
            <text:p>7%</text:p>
          </table:table-cell>
          <table:table-cell office:value-type="string" table:style-name="ce32">
            <text:p>RCRC, US$11.5m, 7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2">
            <text:p>Save the Children<text:s/></text:p>
          </table:table-cell>
          <table:table-cell office:value-type="float" office:value="3.4482889999999999" table:style-name="ce41">
            <text:p>3.4</text:p>
          </table:table-cell>
          <table:table-cell office:value-type="percentage" office:value="2.2050423942062584E-2" table:style-name="ce44">
            <text:p>2%</text:p>
          </table:table-cell>
          <table:table-cell office:value-type="string" table:style-name="ce32">
            <text:p>Save the Children , US$3.4m, 2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2">
            <text:p>Danish Refugee Council</text:p>
          </table:table-cell>
          <table:table-cell office:value-type="float" office:value="2.0354760000000001" table:style-name="ce41">
            <text:p>2.0</text:p>
          </table:table-cell>
          <table:table-cell office:value-type="percentage" office:value="1.301605193877131E-2" table:style-name="ce44">
            <text:p>1%</text:p>
          </table:table-cell>
          <table:table-cell office:value-type="string" table:style-name="ce32">
            <text:p>Danish Refugee Council, US$2.0m, 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5">
            <text:p>Other NGOs</text:p>
          </table:table-cell>
          <table:table-cell office:value-type="float" office:value="2.0678200000000002" table:style-name="ce41">
            <text:p>2.1</text:p>
          </table:table-cell>
          <table:table-cell office:value-type="percentage" office:value="1.3222878835235636E-2" table:style-name="ce44">
            <text:p>1%</text:p>
          </table:table-cell>
          <table:table-cell office:value-type="string" table:style-name="ce32">
            <text:p>Other NGOs, US$2.1m, 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8">
            <text:p>Government</text:p>
          </table:table-cell>
          <table:table-cell office:value-type="float" office:value="9.1592000000000007E-2" table:style-name="ce46">
            <text:p>0.1</text:p>
          </table:table-cell>
          <table:table-cell office:value-type="percentage" office:value="5.8569407311898634E-4" table:style-name="ce47">
            <text:p>0.1%</text:p>
          </table:table-cell>
          <table:table-cell office:value-type="string" table:style-name="ce38">
            <text:p>Government, US$0.1m, 0.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8">
            <text:p>total</text:p>
          </table:table-cell>
          <table:table-cell office:value-type="float" office:value="156.38198199999999" table:style-name="ce49">
            <text:p>156.4</text:p>
          </table:table-cell>
          <table:table-cell table:number-columns-repeated="16381" table:style-name="ce1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9">
            <text:p>Source: Development Initiatives based on UN OCHA FTS data. Data downloaded on 21 March 20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9">
            <text:p>Notes: RCRC: International Red Cross and Red Crescent Movement. WFP: World Food Programme.</text:p>
          </table:table-cell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  <table:table table:name="Fig_5" table:style-name="ta1">
        <table:table-column table:style-name="co14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5: Humanitarian funding to Somalia, 2011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TS, downloaded 21-03-2016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53">
            <text:p>Committed/ contributed US$ millions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7">
            <text:p>20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5">
            <text:p>Total</text:p>
          </table:table-cell>
          <table:table-cell office:value-type="float" office:value="1350.3489549999999" table:style-name="ce27">
            <text:p>1350.3</text:p>
          </table:table-cell>
          <table:table-cell office:value-type="float" office:value="796.063851" table:style-name="ce28">
            <text:p>796.1</text:p>
          </table:table-cell>
          <table:table-cell office:value-type="float" office:value="716.79606999999999" table:style-name="ce28">
            <text:p>716.8</text:p>
          </table:table-cell>
          <table:table-cell office:value-type="float" office:value="671.641705" table:style-name="ce28">
            <text:p>671.6</text:p>
          </table:table-cell>
          <table:table-cell office:value-type="float" office:value="608.55233399999997" table:style-name="ce28">
            <text:p>608.6</text:p>
          </table:table-cell>
          <table:table-cell office:value-type="float" office:value="156.38198199999999" table:style-name="ce29">
            <text:p>156.4</text:p>
          </table:table-cell>
          <table:table-cell table:style-name="ce1"/>
          <table:table-cell table:style-name="ce54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4" draw:style-name="a4" draw:name="Chart 1" svg:x="0.875in" svg:y="0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Source: Development Initiatives based on UN OCHA FTS data. Data downloaded on 21 March 2016.</text:p>
          </table:table-cell>
          <table:table-cell table:number-columns-repeated="16380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Fig_3.A7:Fig_3.B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uncank</meta:initial-creator>
    <dc:creator>duncank</dc:creator>
    <meta:creation-date>2016-03-22T16:01:11Z</meta:creation-date>
    <dc:date>2016-03-22T16:21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1">
      <style:graphic-properties draw:fill="solid" draw:fill-color="#56c9c1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6.25pt" svg:width="362.25pt" chart:style-name="Crt0">
        <chart:plot-area svg:x="23.21070866141732pt" svg:y="13.41779527559055pt" svg:width="314.1941732283465pt" svg:height="179.5314960629921pt" chart:style-name="Plt0">
          <chart:axis chart:dimension="x" chart:name="primary-x" chart:style-name="Axs0">
            <chart:categories table:cell-range-address="Fig_1.$A$8:.$A$17"/>
          </chart:axis>
          <chart:axis chart:dimension="y" chart:name="primary-y" chart:style-name="Axs1">
            <chart:title svg:x="162.381968503937pt" svg:y="0.0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1.$B$8:.$B$17" chart:class="chart:bar" chart:attached-axis="primary-y" chart:style-name="G0S0">
            <chart:data-point/>
            <chart:data-point chart:style-name="G0S0P1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svg:x="115.7755118110236pt" svg:y="193.9170866141732pt" chart:style-name="Lgnd"/>
        <chart:plot-area svg:x="24.0pt" svg:y="5.0pt" svg:width="318.7755118110236pt" svg:height="181.0pt" chart:style-name="Plt0">
          <chart:axis chart:dimension="x" chart:name="primary-x" chart:style-name="Axs0">
            <chart:categories table:cell-range-address="Fig_2.$B$8:.$F$8"/>
          </chart:axis>
          <chart:axis chart:dimension="y" chart:name="primary-y" chart:style-name="Axs1">
            <chart:title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label-cell-address="Fig_2.$A$9" chart:values-cell-range-address="Fig_2.$B$9:.$F$9" chart:class="chart:bar" chart:attached-axis="primary-y" chart:style-name="G0S0">
            <chart:data-point chart:repeated="5"/>
          </chart:series>
          <chart:series chart:label-cell-address="Fig_2.$A$10" chart:values-cell-range-address="Fig_2.$B$10:.$F$10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tru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true" chart:data-label-symbol="false"/>
      <style:graphic-properties draw:fill="solid" draw:fill-color="#f99b0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true" chart:data-label-symbol="false"/>
      <style:graphic-properties draw:fill="solid" draw:fill-color="#61c99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a169de" draw:opacity="100%" draw:stroke="none"/>
    </style:style>
    <style:style style:family="chart" style:name="G0S0P5" style:data-style-name="N0">
      <style:chart-properties chart:link-data-style-to-source="true" chart:data-label-number="none" chart:data-label-text="true" chart:data-label-symbol="false"/>
      <style:graphic-properties draw:fill="solid" draw:fill-color="#a6f2e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8eb8b4" draw:opacity="100%" draw:stroke="none"/>
    </style:style>
    <style:style style:family="chart" style:name="G0S0P7">
      <style:graphic-properties draw:fill="solid" draw:fill-color="#ff8f19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2.5pt" svg:width="350.25pt" chart:style-name="Crt0">
        <chart:plot-area svg:x="103.723937007874pt" svg:y="66.35417322834645pt" svg:width="162.4770866141732pt" svg:height="226.1458267716535pt" chart:style-name="Plt0">
          <chart:axis chart:dimension="x">
            <chart:categories table:cell-range-address="Fig_3.$E$8:.$E$15"/>
          </chart:axis>
          <chart:axis chart:dimension="y"/>
          <chart:series chart:values-cell-range-address="Fig_3.$C$8:.$C$1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f9dd16" draw:opacity="100%" draw:stroke="none"/>
    </style:style>
    <style:style style:family="chart" style:name="G0S0P1">
      <style:graphic-properties draw:fill="solid" draw:fill-color="#56c9c1" draw:opacity="100%" draw:stroke="none"/>
    </style:style>
    <style:style style:family="chart" style:name="G0S0P2">
      <style:graphic-properties draw:fill="solid" draw:fill-color="#ff8f19" draw:opacity="100%" draw:stroke="none"/>
    </style:style>
    <style:style style:family="chart" style:name="G0S0P3" style:data-style-name="N0">
      <style:chart-properties chart:link-data-style-to-source="true" chart:data-label-number="none" chart:data-label-text="true" chart:data-label-symbol="false"/>
      <style:graphic-properties draw:fill="solid" draw:fill-color="#61c99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true" chart:data-label-symbol="false"/>
      <style:graphic-properties draw:fill="solid" draw:fill-color="#a169d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true" chart:data-label-symbol="false"/>
      <style:graphic-properties draw:fill="solid" draw:fill-color="#a6f2e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f99b0c" draw:opacity="100%" draw:stroke="none"/>
    </style:style>
    <style:style style:family="chart" style:name="G0S0P7" style:data-style-name="N0">
      <style:chart-properties chart:link-data-style-to-source="true" chart:data-label-number="none" chart:data-label-text="true" chart:data-label-symbol="false"/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3.0pt" svg:width="345.0pt" chart:style-name="Crt0">
        <chart:plot-area svg:x="91.68055118110235pt" svg:y="48.80661417322835pt" svg:width="159.9352755905512pt" svg:height="198.6657480314961pt" chart:style-name="Plt0">
          <chart:axis chart:dimension="x">
            <chart:categories table:cell-range-address="Fig_4.$E$8:.$E$15"/>
          </chart:axis>
          <chart:axis chart:dimension="y"/>
          <chart:series chart:values-cell-range-address="Fig_4.$C$8:.$C$1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svg:x="24.0pt" svg:y="5.0pt" svg:width="325.0pt" svg:height="206.0pt" chart:style-name="Plt0">
          <chart:axis chart:dimension="x" chart:name="primary-x" chart:style-name="Axs0">
            <chart:categories table:cell-range-address="Fig_5.$B$7:.$G$7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5.$B$8:.$G$8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